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ohit Maithili" svg:font-family="'Lohit Maithili'" style:font-pitch="variable"/>
    <style:font-face style:name="Lohit Marathi" svg:font-family="'Lohit Marath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1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Nepali"/>
    </style:style>
    <style:style style:name="ce3" style:family="table-cell" style:parent-style-name="Default">
      <style:text-properties style:font-name="Lohit Maithili" style:font-name-complex="Lohit Maithili"/>
    </style:style>
    <style:style style:name="ce4" style:family="table-cell" style:parent-style-name="Default">
      <style:text-properties style:font-name="Lohit Marathi"/>
    </style:style>
    <style:style style:name="ce5" style:family="table-cell" style:parent-style-name="Default">
      <style:text-properties style:font-name="Lohit Marathi" style:font-name-asian="Droid Sans Fallback" style:font-name-complex="Lohit Marathi1"/>
    </style:style>
    <style:style style:name="ce6" style:family="table-cell" style:parent-style-name="Default">
      <style:text-properties style:font-name="Lohit Marathi" style:font-name-complex="Lohit Maithil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5" table:default-cell-style-name="Default"/>
        <table:table-row table:style-name="ro1">
          <table:table-cell office:value-type="string" calcext:value-type="string">
            <text:p>SN</text:p>
          </table:table-cell>
          <table:table-cell table:style-name="ce1" office:value-type="string" calcext:value-type="string">
            <text:p>Heading</text:p>
          </table:table-cell>
          <table:table-cell table:number-columns-repeated="2" table:style-name="ce1" office:value-type="string" calcext:value-type="string">
            <text:p>Mid-Heading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Yea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पूर्वाधार सुधार</text:p>
          </table:table-cell>
          <table:table-cell table:style-name="ce2" office:value-type="string" calcext:value-type="string">
            <text:p>स८क, फु६पाथ तथा पार्किग)</text:p>
          </table:table-cell>
          <table:table-cell office:value-type="float" office:value="356000000" calcext:value-type="float">
            <text:p>356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पूर्वाधार सुधार</text:p>
          </table:table-cell>
          <table:table-cell table:style-name="ce2" office:value-type="string" calcext:value-type="string">
            <text:p>स८क बत्ती (नेविप्रालाई दिन समेत)</text:p>
          </table:table-cell>
          <table:table-cell office:value-type="float" office:value="82000000" calcext:value-type="float">
            <text:p>82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पूर्वाधार सुधार</text:p>
          </table:table-cell>
          <table:table-cell table:style-name="ce2" office:value-type="string" calcext:value-type="string">
            <text:p>व८ा स्तरीय विका(नया“)</text:p>
          </table:table-cell>
          <table:table-cell office:value-type="float" office:value="130000000" calcext:value-type="float">
            <text:p>13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पूर्वाधार सुधार</text:p>
          </table:table-cell>
          <table:table-cell table:style-name="ce2" office:value-type="string" calcext:value-type="string">
            <text:p>क्षतिपूर्ति तथा अन्य मुआव्जा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सुधार</text:p>
          </table:table-cell>
          <table:table-cell table:style-name="ce2" office:value-type="string" calcext:value-type="string">
            <text:p>९ल निकास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सुधार</text:p>
          </table:table-cell>
          <table:table-cell table:style-name="ce2" office:value-type="string" calcext:value-type="string">
            <text:p>खानेपानी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सुधार</text:p>
          </table:table-cell>
          <table:table-cell table:style-name="ce2" office:value-type="string" calcext:value-type="string">
            <text:p>पार्कहरु</text:p>
          </table:table-cell>
          <table:table-cell office:value-type="float" office:value="12700000" calcext:value-type="float">
            <text:p>127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सुधार</text:p>
          </table:table-cell>
          <table:table-cell table:style-name="ce2" office:value-type="string" calcext:value-type="string">
            <text:p>सार्बजनिक शौचालय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सुधार</text:p>
          </table:table-cell>
          <table:table-cell table:style-name="ce2" office:value-type="string" calcext:value-type="string">
            <text:p>ल्या०८फिल ६«ान्सफरस्६ेशन</text:p>
          </table:table-cell>
          <table:table-cell office:value-type="float" office:value="23900000" calcext:value-type="float">
            <text:p>239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सुधार</text:p>
          </table:table-cell>
          <table:table-cell table:style-name="ce2" office:value-type="string" calcext:value-type="string">
            <text:p>क्षेत्र –स८क सरसफाइ खर्च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ामाजिक सेवा</text:p>
          </table:table-cell>
          <table:table-cell table:style-name="ce2" office:value-type="string" calcext:value-type="string">
            <text:p>हस्पि६ल अकुपञ्चर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जनस्वास्थ्य</text:p>
          </table:table-cell>
          <table:table-cell table:style-name="ce2" office:value-type="string" calcext:value-type="string">
            <text:p>मृत जीवजन्तु सदगत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जनस्वास्थ्य</text:p>
          </table:table-cell>
          <table:table-cell table:style-name="ce2" office:value-type="string" calcext:value-type="string">
            <text:p>५ा८ागाई नियन्त्र०ा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जनस्वास्थ्य</text:p>
          </table:table-cell>
          <table:table-cell table:style-name="ce2" office:value-type="string" calcext:value-type="string">
            <text:p>भुस्याहा कुकुर नियन्त्र०ा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माज कल्याण अन्यसेवा</text:p>
          </table:table-cell>
          <table:table-cell table:style-name="ce2" office:value-type="string" calcext:value-type="string">
            <text:p>बाल श्रमिक कार्यक्रम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माज कल्याण अन्यसेवा</text:p>
          </table:table-cell>
          <table:table-cell table:style-name="ce2" office:value-type="string" calcext:value-type="string">
            <text:p>जनचेतना अभियान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माज कल्याण अन्यसेवा</text:p>
          </table:table-cell>
          <table:table-cell table:style-name="ce2" office:value-type="string" calcext:value-type="string">
            <text:p>सामुदायिक विकास</text:p>
          </table:table-cell>
          <table:table-cell office:value-type="float" office:value="164500000" calcext:value-type="float">
            <text:p>164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माज कल्याण अन्यसेवा</text:p>
          </table:table-cell>
          <table:table-cell table:style-name="ce2" office:value-type="string" calcext:value-type="string">
            <text:p>प्रकोप र विपद व्यवस्थापन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माज कल्याण अन्यसेवा</text:p>
          </table:table-cell>
          <table:table-cell table:style-name="ce2" office:value-type="string" calcext:value-type="string">
            <text:p>शिक्षा तथा खेलकूद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माज कल्याण अन्यसेवा</text:p>
          </table:table-cell>
          <table:table-cell table:style-name="ce2" office:value-type="string" calcext:value-type="string">
            <text:p>विभिन्न सं३संस्थालाइकार्यक्रम अनुदान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जनस्वास्थ्य अन्य सेवा</text:p>
          </table:table-cell>
          <table:table-cell table:style-name="ce2" office:value-type="string" calcext:value-type="string">
            <text:p>राष्६ि« य भि६ामिन “ए”कार्यक्रम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जनस्वास्थ्य अन्य सेवा</text:p>
          </table:table-cell>
          <table:table-cell table:style-name="ce2" office:value-type="string" calcext:value-type="string">
            <text:p>महामारी रोग नियन्त्र०ा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जनस्वास्थ्य अन्य सेवा</text:p>
          </table:table-cell>
          <table:table-cell table:style-name="ce2" office:value-type="string" calcext:value-type="string">
            <text:p>खाद्य सुरक्षा सम्बन्धी कार्यक्रम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जनस्वास्थ्य अन्य सेवा</text:p>
          </table:table-cell>
          <table:table-cell table:style-name="ce2" office:value-type="string" calcext:value-type="string">
            <text:p>स्वास्थ्य शिविर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जनस्वास्थ्य अन्य सेवा</text:p>
          </table:table-cell>
          <table:table-cell table:style-name="ce2" office:value-type="string" calcext:value-type="string">
            <text:p>कर्मचारी स्वास्थ्य परीक्ष०ा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जनस्वास्थ्य अन्य सेवा</text:p>
          </table:table-cell>
          <table:table-cell table:style-name="ce2" office:value-type="string" calcext:value-type="string">
            <text:p>एचआईभीरूए८स सम्बन्धी कार्यक्रम</text:p>
          </table:table-cell>
          <table:table-cell office:value-type="float" office:value="400000" calcext:value-type="float">
            <text:p>4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जनस्वास्थ्य अन्य सेवा</text:p>
          </table:table-cell>
          <table:table-cell table:style-name="ce2" office:value-type="string" calcext:value-type="string">
            <text:p>क्षयरोग नियन्त्र०ा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जनस्वास्थ्य अन्य सेवा</text:p>
          </table:table-cell>
          <table:table-cell table:style-name="ce2" office:value-type="string" calcext:value-type="string">
            <text:p>जनस्वास्थ्य सम्बन्धीअन्य कार्य</text:p>
          </table:table-cell>
          <table:table-cell office:value-type="float" office:value="25700000" calcext:value-type="float">
            <text:p>257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म्पदारूपर्यन अन्य सेवा</text:p>
          </table:table-cell>
          <table:table-cell table:style-name="ce2" office:value-type="string" calcext:value-type="string">
            <text:p>हनुमान ९ोका संरक्ष०ा आयोजना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म्पदारूपर्यन अन्य सेवा</text:p>
          </table:table-cell>
          <table:table-cell table:style-name="ce2" office:value-type="string" calcext:value-type="string">
            <text:p>सम्पदा संरक्ष०ा अन्य कार्यक्रम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म्पदारूपर्यन अन्य सेवा</text:p>
          </table:table-cell>
          <table:table-cell table:style-name="ce2" office:value-type="string" calcext:value-type="string">
            <text:p>योजनाहरु</text:p>
          </table:table-cell>
          <table:table-cell office:value-type="float" office:value="43000000" calcext:value-type="float">
            <text:p>43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उपकर०ा मर्मत सम्भार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प्रत्यक्ष प्रसार०ा</text:p>
          </table:table-cell>
          <table:table-cell office:value-type="float" office:value="50000" calcext:value-type="float">
            <text:p>5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प्रेस भे६३ा६ कार्यक्रम</text:p>
          </table:table-cell>
          <table:table-cell office:value-type="float" office:value="150000" calcext:value-type="float">
            <text:p>15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महानगर बुले६ीनरूपत्रिका प्रकाशन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्रबर्४नात्मक सामाग्री र कार्यक्रम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नया“ स्६ू८ियो निर्मा०ा तथा पार्६ीशन र व्यवस्थापन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वार्षिक उत्सव</text:p>
          </table:table-cell>
          <table:table-cell office:value-type="float" office:value="50000" calcext:value-type="float">
            <text:p>5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पुस्तकालय व्यवस्था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हाम्रो का७मा८ौ कार्यक्रम –नेपाल ६ेलीभिजन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रोयल्६ीरूपुरस्कार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सूचना तथा सञ्चार मन्त्रालय रोयल्६ी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तथा सञ्चार अन्य</text:p>
          </table:table-cell>
          <table:table-cell table:style-name="ce2" office:value-type="string" calcext:value-type="string">
            <text:p>सूचना तथा सञ्चारका अन्य कार्य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ार्वजनिक निर्माण अन्य सेवा</text:p>
          </table:table-cell>
          <table:table-cell table:style-name="ce2" office:value-type="string" calcext:value-type="string">
            <text:p>चालू योजना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ार्वजनिक निर्माण अन्य सेवा</text:p>
          </table:table-cell>
          <table:table-cell table:style-name="ce2" office:value-type="string" calcext:value-type="string">
            <text:p>नया“ योजनाहरु (अन्य)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ूचना प्रणली अन्य सेवा </text:p>
          </table:table-cell>
          <table:table-cell table:style-name="ce2" office:value-type="string" calcext:value-type="string">
            <text:p>ूचना प्र०ााली केन्द्र</text:p>
          </table:table-cell>
          <table:table-cell office:value-type="float" office:value="24500000" calcext:value-type="float">
            <text:p>24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शहरी विकास अन्य सेवा</text:p>
          </table:table-cell>
          <table:table-cell table:style-name="ce2" office:value-type="string" calcext:value-type="string">
            <text:p>शहरी योजना</text:p>
          </table:table-cell>
          <table:table-cell office:value-type="float" office:value="160300000" calcext:value-type="float">
            <text:p>1603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महिला विकास कार्यक्रम</text:p>
          </table:table-cell>
          <table:table-cell table:style-name="ce2" office:value-type="string" calcext:value-type="string">
            <text:p>महिला सिपमुलक कार्यक्रम 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महिला विकास कार्यक्रम</text:p>
          </table:table-cell>
          <table:table-cell table:style-name="ce2" office:value-type="string" calcext:value-type="string">
            <text:p>महिला तथा बाल विकास कार्यक्रम </text:p>
          </table:table-cell>
          <table:table-cell office:value-type="float" office:value="9450000" calcext:value-type="float">
            <text:p>945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बिशेष कार्यक्रम</text:p>
          </table:table-cell>
          <table:table-cell table:style-name="ce2" office:value-type="string" calcext:value-type="string">
            <text:p>महानगर ३ोष०ाा कार्यान्वयन कार्यक्रम 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बिशेष कार्यक्रम</text:p>
          </table:table-cell>
          <table:table-cell table:style-name="ce2" office:value-type="string" calcext:value-type="string">
            <text:p>का७मा८ौं सफा शहर कार्यक्रम 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राजस्व अन्य सेवा</text:p>
          </table:table-cell>
          <table:table-cell table:style-name="ce2" office:value-type="string" calcext:value-type="string">
            <text:p>विविध कार्यक्रम </text:p>
          </table:table-cell>
          <table:table-cell office:value-type="float" office:value="20250000" calcext:value-type="float">
            <text:p>2025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अन्य सेवा</text:p>
          </table:table-cell>
          <table:table-cell table:style-name="ce2" office:value-type="string" calcext:value-type="string">
            <text:p>दशैतिहारमा बिशेष सरसफाइ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अन्य सेवा</text:p>
          </table:table-cell>
          <table:table-cell table:style-name="ce2" office:value-type="string" calcext:value-type="string">
            <text:p>वातावर०ा विभाग अन्य कार्य </text:p>
          </table:table-cell>
          <table:table-cell office:value-type="float" office:value="49300000" calcext:value-type="float">
            <text:p>493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अन्य सेवा</text:p>
          </table:table-cell>
          <table:table-cell table:style-name="ce2" office:value-type="string" calcext:value-type="string">
            <text:p>समुदाय परिचालन कार्यक्रम </text:p>
          </table:table-cell>
          <table:table-cell office:value-type="float" office:value="18500000" calcext:value-type="float">
            <text:p>18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अन्य सेवा</text:p>
          </table:table-cell>
          <table:table-cell table:style-name="ce2" office:value-type="string" calcext:value-type="string">
            <text:p>वगत वर्षका योजना कार्यम्पन्न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अन्य सेवा</text:p>
          </table:table-cell>
          <table:table-cell table:style-name="ce2" office:value-type="string" calcext:value-type="string">
            <text:p>सफाई सम्बन्धी कर्मचारी पारिश्रमिक </text:p>
          </table:table-cell>
          <table:table-cell office:value-type="float" office:value="245000000" calcext:value-type="float">
            <text:p>245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अन्य सेवा</text:p>
          </table:table-cell>
          <table:table-cell table:style-name="ce2" office:value-type="string" calcext:value-type="string">
            <text:p>सफाई सम्बन्धी कर्मचारी अन्य सुबिधा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अन्य सेवा</text:p>
          </table:table-cell>
          <table:table-cell table:style-name="ce2" office:value-type="string" calcext:value-type="string">
            <text:p>सफाई कार्यको लागि इन्धन खर्च </text:p>
          </table:table-cell>
          <table:table-cell office:value-type="float" office:value="82000000" calcext:value-type="float">
            <text:p>82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वातावरण अन्य सेवा</text:p>
          </table:table-cell>
          <table:table-cell table:style-name="ce2" office:value-type="string" calcext:value-type="string">
            <text:p>संयन्त्र मर्मत, लुब्रिके०६स तथा अन्य शुल्क </text:p>
          </table:table-cell>
          <table:table-cell office:value-type="float" office:value="34300000" calcext:value-type="float">
            <text:p>343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अन्तर्राष्य« य सम्बन्ध अन्य सेव</text:p>
          </table:table-cell>
          <table:table-cell table:style-name="ce2" office:value-type="string" calcext:value-type="string">
            <text:p>भगिनी शहर कार्यक्रम 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अन्तर्राष्य« य सम्बन्ध अन्य सेव</text:p>
          </table:table-cell>
          <table:table-cell table:style-name="ce2" office:value-type="string" calcext:value-type="string">
            <text:p>प्रबर्४नात्मक सामाग्री र कार्यक्रम 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भागृह तथा उद्यान व्यवस्थापन</text:p>
          </table:table-cell>
          <table:table-cell table:style-name="ce2" office:value-type="string" calcext:value-type="string">
            <text:p>राष्६ि« य सभागृह विकास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भागृह तथा उद्यान व्यवस्थापन</text:p>
          </table:table-cell>
          <table:table-cell table:style-name="ce2" office:value-type="string" calcext:value-type="string">
            <text:p>शखधरपार्क विकास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भागृह तथा उद्यान व्यवस्थापन</text:p>
          </table:table-cell>
          <table:table-cell table:style-name="ce2" office:value-type="string" calcext:value-type="string">
            <text:p>रानी पोखरी विकास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भागृह तथा उद्यान व्यवस्थापन</text:p>
          </table:table-cell>
          <table:table-cell table:style-name="ce2" office:value-type="string" calcext:value-type="string">
            <text:p>बाइधारा उद्यान विकास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सभागृह तथा उद्यान व्यवस्थापन</text:p>
          </table:table-cell>
          <table:table-cell table:style-name="ce2" office:value-type="string" calcext:value-type="string">
            <text:p>ंखपार्क विकास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बित्त अन्य कार्य </text:p>
          </table:table-cell>
          <table:table-cell table:style-name="ce2" office:value-type="string" calcext:value-type="string">
            <text:p>बृहत कम्प्यु६र सफ६वेयर निर्मा०ा 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बित्त अन्य काय</text:p>
          </table:table-cell>
          <table:table-cell table:style-name="ce2" office:value-type="string" calcext:value-type="string">
            <text:p>वजे६ सङकलन, मस्यौदा, पुस्तिका तयारी 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दमकल सञ्चालन तथा व्यवस्थापन </text:p>
          </table:table-cell>
          <table:table-cell table:style-name="ce2" office:value-type="string" calcext:value-type="string">
            <text:p>अग्नि नियन्त्र०ा सामाग्री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दमकल सञ्चालन तथा व्यवस्थापन </text:p>
          </table:table-cell>
          <table:table-cell table:style-name="ce2" office:value-type="string" calcext:value-type="string">
            <text:p>दमकल मर्मत सम्भार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दमकल सञ्चालन तथा व्यवस्थापन </text:p>
          </table:table-cell>
          <table:table-cell table:style-name="ce2" office:value-type="string" calcext:value-type="string">
            <text:p>कर्मचारी तलब सुबिधा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दमकल सञ्चालन तथा व्यवस्थापन </text:p>
          </table:table-cell>
          <table:table-cell table:style-name="ce2" office:value-type="string" calcext:value-type="string">
            <text:p>दमकल सञ्चालन व्यवस्थापन अन्य कार्य 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आयोजनाहरुको काय</text:p>
          </table:table-cell>
          <table:table-cell table:style-name="ce2" office:value-type="string" calcext:value-type="string">
            <text:p>सार्वजनिक नीजि साझेदारी कार्यक्रम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आयोजनाहरुको काय</text:p>
          </table:table-cell>
          <table:table-cell table:style-name="ce2" office:value-type="string" calcext:value-type="string">
            <text:p>नयाबजार स्थित जु८ा हल संचालन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पूर्वाधार सेवा सञ्चालन तथा सम्भार</text:p>
          </table:table-cell>
          <table:table-cell table:style-name="ce2" office:value-type="string" calcext:value-type="string">
            <text:p>आयोजनाहरुको काय</text:p>
          </table:table-cell>
          <table:table-cell table:style-name="ce2" office:value-type="string" calcext:value-type="string">
            <text:p>आयोजना सचालन अनुदान 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पूजीगत सम्पत्ति</text:p>
          </table:table-cell>
          <table:table-cell table:style-name="ce2" office:value-type="string" calcext:value-type="string">
            <text:p>भवन</text:p>
          </table:table-cell>
          <table:table-cell table:style-name="ce2" office:value-type="string" calcext:value-type="string">
            <text:p>का.म.पा.भवनको लागि ३र जग्गा खरिद 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पूजीगत सम्पत्ति</text:p>
          </table:table-cell>
          <table:table-cell table:style-name="ce2" office:value-type="string" calcext:value-type="string">
            <text:p>भवन</text:p>
          </table:table-cell>
          <table:table-cell table:style-name="ce2" office:value-type="string" calcext:value-type="string">
            <text:p>आफनै जग्गामा भवन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पूजीगत सम्पत्ति</text:p>
          </table:table-cell>
          <table:table-cell table:style-name="ce2" office:value-type="string" calcext:value-type="string">
            <text:p>पूर्वाधाररूसार्वजनिक निर्माण</text:p>
          </table:table-cell>
          <table:table-cell table:style-name="ce2" office:value-type="string" calcext:value-type="string">
            <text:p>पूर्वाधाररूसार्वजनिक निर्मा०ा 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पूजीगत सम्पत्ति</text:p>
          </table:table-cell>
          <table:table-cell table:style-name="ce2" office:value-type="string" calcext:value-type="string">
            <text:p>कार्यालय उपकरण कम्प्यु६र</text:p>
          </table:table-cell>
          <table:table-cell table:style-name="ce2" office:value-type="string" calcext:value-type="string">
            <text:p>कार्यालय उपकर०ा कम्प्यु६र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पूजीगत सम्पत्ति</text:p>
          </table:table-cell>
          <table:table-cell table:style-name="ce2" office:value-type="string" calcext:value-type="string">
            <text:p>कार्यालय उपकरण अन्य</text:p>
          </table:table-cell>
          <table:table-cell table:style-name="ce2" office:value-type="string" calcext:value-type="string">
            <text:p>कार्यालय उपकर०ा अन्य</text:p>
          </table:table-cell>
          <table:table-cell office:value-type="float" office:value="10270000" calcext:value-type="float">
            <text:p>1027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पूजीगत सम्पत्ति</text:p>
          </table:table-cell>
          <table:table-cell table:number-columns-repeated="2" table:style-name="ce2" office:value-type="string" calcext:value-type="string">
            <text:p>फर्निचर र फि६िङस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पूजीगत सम्पत्ति</text:p>
          </table:table-cell>
          <table:table-cell table:number-columns-repeated="2" table:style-name="ce2" office:value-type="string" calcext:value-type="string">
            <text:p>सवारी साधनहरु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पूजीगत सम्पत्ति</text:p>
          </table:table-cell>
          <table:table-cell table:style-name="ce2" office:value-type="string" calcext:value-type="string">
            <text:p>यन्त्र तथा उपकरण</text:p>
          </table:table-cell>
          <table:table-cell table:style-name="ce2" office:value-type="string" calcext:value-type="string">
            <text:p>यन्त्र तथा उपकर०ा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पूजीगत सम्पत्ति</text:p>
          </table:table-cell>
          <table:table-cell table:style-name="ce2" office:value-type="string" calcext:value-type="string">
            <text:p>दिर्३कालीन लगानी</text:p>
          </table:table-cell>
          <table:table-cell table:style-name="ce2" office:value-type="string" calcext:value-type="string">
            <text:p>शेयर लगानी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पूजीगत सम्पत्ति</text:p>
          </table:table-cell>
          <table:table-cell table:style-name="ce2" office:value-type="string" calcext:value-type="string">
            <text:p>दिर्३कालीन ऋण</text:p>
          </table:table-cell>
          <table:table-cell table:style-name="ce2" office:value-type="string" calcext:value-type="string">
            <text:p>आयोजनालाइ ऋ०ा साप६ी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तलब र पारिश्रमिक</text:p>
          </table:table-cell>
          <table:table-cell table:style-name="ce2" office:value-type="string" calcext:value-type="string">
            <text:p>स्थायी कर्मचारी</text:p>
          </table:table-cell>
          <table:table-cell office:value-type="float" office:value="182000000" calcext:value-type="float">
            <text:p>182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तलब र पारिश्रमिक</text:p>
          </table:table-cell>
          <table:table-cell table:style-name="ce2" office:value-type="string" calcext:value-type="string">
            <text:p>अस्थायी कर्मचारी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तलब र पारिश्रमिक</text:p>
          </table:table-cell>
          <table:table-cell table:style-name="ce2" office:value-type="string" calcext:value-type="string">
            <text:p>करार कर्मचारी</text:p>
          </table:table-cell>
          <table:table-cell office:value-type="float" office:value="28000000" calcext:value-type="float">
            <text:p>28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तलब र पारिश्रमिक</text:p>
          </table:table-cell>
          <table:table-cell table:style-name="ce2" office:value-type="string" calcext:value-type="string">
            <text:p>अन्य सल्लाहकार</text:p>
          </table:table-cell>
          <table:table-cell office:value-type="float" office:value="800000" calcext:value-type="float">
            <text:p>8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कर्मचारी सञ्चय कोष थप</text:p>
          </table:table-cell>
          <table:table-cell table:style-name="ce2" office:value-type="string" calcext:value-type="string">
            <text:p>कर्मचारी लुगा खर्च–भत्ता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कर्मचारी सञ्चय कोष थप</text:p>
          </table:table-cell>
          <table:table-cell table:style-name="ce2" office:value-type="string" calcext:value-type="string">
            <text:p>सञ्चय कोष थप</text:p>
          </table:table-cell>
          <table:table-cell office:value-type="float" office:value="18200000" calcext:value-type="float">
            <text:p>182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ओभर ६ायम भत्ता</text:p>
          </table:table-cell>
          <table:table-cell table:style-name="ce2" office:value-type="string" calcext:value-type="string">
            <text:p>कर्मचारी ओ.६ा.भत्ता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औषधि उपचार खर्च</text:p>
          </table:table-cell>
          <table:table-cell table:style-name="ce2" office:value-type="string" calcext:value-type="string">
            <text:p>कर्मचारी औषधि उपचार खच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number-columns-repeated="2" table:style-name="ce2" office:value-type="string" calcext:value-type="string">
            <text:p>महंगी भत्ता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number-columns-repeated="2" table:style-name="ce2" office:value-type="string" calcext:value-type="string">
            <text:p>सुरक्षा कर्मचारी राशन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अन्य भत्ता</text:p>
          </table:table-cell>
          <table:table-cell table:style-name="ce2" office:value-type="string" calcext:value-type="string">
            <text:p>प्रोत्साहन तथा विविध भत्ता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अन्य भत्ता</text:p>
          </table:table-cell>
          <table:table-cell table:style-name="ce2" office:value-type="string" calcext:value-type="string">
            <text:p>परिवहन भत्ता</text:p>
          </table:table-cell>
          <table:table-cell table:style-name="ce5" office:value-type="float" office:value="500000" calcext:value-type="float">
            <text:p>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अन्य भत्ता</text:p>
          </table:table-cell>
          <table:table-cell table:style-name="ce2" office:value-type="string" calcext:value-type="string">
            <text:p>महानगर भत्ता</text:p>
          </table:table-cell>
          <table:table-cell office:value-type="float" office:value="35000000" calcext:value-type="float">
            <text:p>35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कर्मचारी बीमा</text:p>
          </table:table-cell>
          <table:table-cell table:style-name="ce2" office:value-type="string" calcext:value-type="string">
            <text:p>कर्मचारी सामूहिक बीमा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कर्मचारी बीमा</text:p>
          </table:table-cell>
          <table:table-cell table:style-name="ce2" office:value-type="string" calcext:value-type="string">
            <text:p>कर्मचारी बीमा थप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कर्मचारी अबकाश खच</text:p>
          </table:table-cell>
          <table:table-cell table:style-name="ce2" office:value-type="string" calcext:value-type="string">
            <text:p>उपदान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कर्मचारी अबकाश खच</text:p>
          </table:table-cell>
          <table:table-cell table:style-name="ce2" office:value-type="string" calcext:value-type="string">
            <text:p>निबृत्तिभर०ा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कर्मचारी अबकाश खच</text:p>
          </table:table-cell>
          <table:table-cell table:style-name="ce2" office:value-type="string" calcext:value-type="string">
            <text:p>सञ्चित बिदाको रकम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कर्मचारी अबकाश खच</text:p>
          </table:table-cell>
          <table:table-cell table:style-name="ce2" office:value-type="string" calcext:value-type="string">
            <text:p>सञ्चित उपचार खच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तलब पारिश्रमिक तथा सुविधा</text:p>
          </table:table-cell>
          <table:table-cell table:style-name="ce2" office:value-type="string" calcext:value-type="string">
            <text:p>कर्मचारी अबकाश खच</text:p>
          </table:table-cell>
          <table:table-cell table:style-name="ce2" office:value-type="string" calcext:value-type="string">
            <text:p>गोल्८ेन हया०८सेक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मर्मत तथा सम्भार </text:p>
          </table:table-cell>
          <table:table-cell table:style-name="ce3" office:value-type="string" calcext:value-type="string">
            <text:p>अन्य मर्मत</text:p>
          </table:table-cell>
          <table:table-cell table:style-name="ce6" office:value-type="float" office:value="800000" calcext:value-type="float">
            <text:p>8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भादरूदस्तुररूशुल्क र करहरु </text:p>
          </table:table-cell>
          <table:table-cell table:style-name="ce3" office:value-type="string" calcext:value-type="string">
            <text:p>कार्यालय भवन भा८ा</text:p>
          </table:table-cell>
          <table:table-cell table:style-name="ce6" office:value-type="float" office:value="1700000" calcext:value-type="float">
            <text:p>17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भा८ारूदस्तुररूशुल्क र करहरु </text:p>
          </table:table-cell>
          <table:table-cell table:style-name="ce3" office:value-type="string" calcext:value-type="string">
            <text:p>कर दस्तर</text:p>
          </table:table-cell>
          <table:table-cell table:style-name="ce6" office:value-type="float" office:value="500000" calcext:value-type="float">
            <text:p>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भा८ारूदस्तुररूशुल्क र करहरु </text:p>
          </table:table-cell>
          <table:table-cell table:style-name="ce3" office:value-type="string" calcext:value-type="string">
            <text:p>बैङक दस्तुर</text:p>
          </table:table-cell>
          <table:table-cell table:style-name="ce6" office:value-type="float" office:value="100000" calcext:value-type="float">
            <text:p>1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बित्तिय खर्च </text:p>
          </table:table-cell>
          <table:table-cell table:style-name="ce3" office:value-type="string" calcext:value-type="string">
            <text:p>ऋनको ब्याज</text:p>
          </table:table-cell>
          <table:table-cell table:style-name="ce6" office:value-type="float" office:value="30000000" calcext:value-type="float">
            <text:p>30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अनुदान तथा अन्य खर्च </text:p>
          </table:table-cell>
          <table:table-cell table:style-name="ce3" office:value-type="string" calcext:value-type="string">
            <text:p>आर्थिक हायता</text:p>
          </table:table-cell>
          <table:table-cell table:style-name="ce6" office:value-type="float" office:value="100000" calcext:value-type="float">
            <text:p>1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अनुदान तथा अन्य खर्च </text:p>
          </table:table-cell>
          <table:table-cell table:style-name="ce3" office:value-type="string" calcext:value-type="string">
            <text:p>बिशेष अनदान</text:p>
          </table:table-cell>
          <table:table-cell table:style-name="ce6" office:value-type="float" office:value="1000000" calcext:value-type="float">
            <text:p>1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अनुदान तथा अन्य खर्च </text:p>
          </table:table-cell>
          <table:table-cell table:style-name="ce3" office:value-type="string" calcext:value-type="string">
            <text:p>सेमिनार, वर्कशप, गोष्७ी</text:p>
          </table:table-cell>
          <table:table-cell table:style-name="ce6" office:value-type="float" office:value="2025000" calcext:value-type="float">
            <text:p>2025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अनुदान तथा अन्य खर्च </text:p>
          </table:table-cell>
          <table:table-cell table:style-name="ce3" office:value-type="string" calcext:value-type="string">
            <text:p>राष्६ि«य उत्सव </text:p>
          </table:table-cell>
          <table:table-cell table:style-name="ce6" office:value-type="float" office:value="1600000" calcext:value-type="float">
            <text:p>16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बीमा </text:p>
          </table:table-cell>
          <table:table-cell table:style-name="ce3" office:value-type="string" calcext:value-type="string">
            <text:p>अन्य सम्पत्ति विमा </text:p>
          </table:table-cell>
          <table:table-cell table:style-name="ce6" office:value-type="float" office:value="500000" calcext:value-type="float">
            <text:p>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स्वागतरूअतिथी सत्कार </text:p>
          </table:table-cell>
          <table:table-cell table:style-name="ce3" office:value-type="string" calcext:value-type="string">
            <text:p>उपहार</text:p>
          </table:table-cell>
          <table:table-cell table:style-name="ce6" office:value-type="float" office:value="1000000" calcext:value-type="float">
            <text:p>1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स्वागतरूअतिथी सत्कार </text:p>
          </table:table-cell>
          <table:table-cell table:style-name="ce3" office:value-type="string" calcext:value-type="string">
            <text:p>अतिथी सत्कार, जलपान</text:p>
          </table:table-cell>
          <table:table-cell table:style-name="ce6" office:value-type="float" office:value="3800000" calcext:value-type="float">
            <text:p>38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पूजा खर्च </text:p>
          </table:table-cell>
          <table:table-cell table:style-name="ce3" office:value-type="string" calcext:value-type="string">
            <text:p>दशै तिहारमा समेत पूजा खर्च</text:p>
          </table:table-cell>
          <table:table-cell table:style-name="ce6" office:value-type="float" office:value="1000000" calcext:value-type="float">
            <text:p>1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अन्य विविध खर्च </text:p>
          </table:table-cell>
          <table:table-cell table:style-name="ce3" office:value-type="string" calcext:value-type="string">
            <text:p>अन्य विविध खर्च</text:p>
          </table:table-cell>
          <table:table-cell table:style-name="ce6" office:value-type="float" office:value="5000000" calcext:value-type="float">
            <text:p>5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ह्रास क६ी</text:p>
          </table:table-cell>
          <table:table-cell table:style-name="ce3" office:value-type="string" calcext:value-type="string">
            <text:p>भवनमा ह्रास <text:s/>क६ृी 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ह्रास क६ी</text:p>
          </table:table-cell>
          <table:table-cell table:style-name="ce3" office:value-type="string" calcext:value-type="string">
            <text:p>उपकर०ा कम्प्य६रमा ह्रास क६ृी </text:p>
          </table:table-cell>
          <table:table-cell table:style-name="ce6" office:value-type="float" office:value="2500000" calcext:value-type="float">
            <text:p>2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ह्रास क६ी</text:p>
          </table:table-cell>
          <table:table-cell table:style-name="ce3" office:value-type="string" calcext:value-type="string">
            <text:p>अन्य उपकर०ामा ह्रास <text:s/>क६ृी </text:p>
          </table:table-cell>
          <table:table-cell table:style-name="ce6" office:value-type="float" office:value="2000000" calcext:value-type="float">
            <text:p>2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ह्रास क६ी</text:p>
          </table:table-cell>
          <table:table-cell table:style-name="ce3" office:value-type="string" calcext:value-type="string">
            <text:p>फर्निचर फिक्स्चरमा ह्रास</text:p>
          </table:table-cell>
          <table:table-cell table:style-name="ce6" office:value-type="float" office:value="1500000" calcext:value-type="float">
            <text:p>15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ह्रास क६ी</text:p>
          </table:table-cell>
          <table:table-cell table:style-name="ce3" office:value-type="string" calcext:value-type="string">
            <text:p>सवारी साधन</text:p>
          </table:table-cell>
          <table:table-cell table:style-name="ce6" office:value-type="float" office:value="2000000" calcext:value-type="float">
            <text:p>2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ह्रास क६ी</text:p>
          </table:table-cell>
          <table:table-cell table:style-name="ce3" office:value-type="string" calcext:value-type="string">
            <text:p>ंयन्त्र तथा उपकर०ामा ह्रास</text:p>
          </table:table-cell>
          <table:table-cell table:style-name="ce6" office:value-type="float" office:value="1000000" calcext:value-type="float">
            <text:p>1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आम्दानी फिर्ता खर्च </text:p>
          </table:table-cell>
          <table:table-cell table:style-name="ce3" office:value-type="string" calcext:value-type="string">
            <text:p>अन्य आय तथा कर, दस्तुर <text:s/></text:p>
          </table:table-cell>
          <table:table-cell table:style-name="ce6" office:value-type="float" office:value="5000000" calcext:value-type="float">
            <text:p>5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आम्दानी फिर्ता खर्च </text:p>
          </table:table-cell>
          <table:table-cell table:style-name="ce3" office:value-type="string" calcext:value-type="string">
            <text:p>अन्य आय तथा कर, दस्तुर <text:s/></text:p>
          </table:table-cell>
          <table:table-cell table:style-name="ce6" office:value-type="float" office:value="800000" calcext:value-type="float">
            <text:p>8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बिगत वर्षको खर्च </text:p>
          </table:table-cell>
          <table:table-cell table:style-name="ce3" office:value-type="string" calcext:value-type="string">
            <text:p>ेवाको बक्यौता </text:p>
          </table:table-cell>
          <table:table-cell table:style-name="ce6" office:value-type="float" office:value="900000" calcext:value-type="float">
            <text:p>9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बिगत वर्षको खर्च </text:p>
          </table:table-cell>
          <table:table-cell table:style-name="ce3" office:value-type="string" calcext:value-type="string">
            <text:p>अन्य बक्यौता </text:p>
          </table:table-cell>
          <table:table-cell table:style-name="ce6" office:value-type="float" office:value="1000000" calcext:value-type="float">
            <text:p>1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कार्यालय सञ्चालन खच</text:p>
          </table:table-cell>
          <table:table-cell table:style-name="ce3" office:value-type="string" calcext:value-type="string">
            <text:p>बिगत वर्षको खर्च </text:p>
          </table:table-cell>
          <table:table-cell table:style-name="ce3" office:value-type="string" calcext:value-type="string">
            <text:p>पेश्की फर्५ौ६बा६ खर्च </text:p>
          </table:table-cell>
          <table:table-cell table:style-name="ce6" office:value-type="float" office:value="5000000" calcext:value-type="float">
            <text:p>500000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 table:number-rows-repeated="10484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ohit Maithili" svg:font-family="'Lohit Maithili'" style:font-pitch="variable"/>
    <style:font-face style:name="Lohit Marathi" svg:font-family="'Lohit Marath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1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1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8:33:43.517393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1T08:12:31.127447044</meta:creation-date>
    <dc:date>2015-08-01T08:48:08.366014025</dc:date>
    <meta:editing-duration>PT14M31S</meta:editing-duration>
    <meta:editing-cycles>16</meta:editing-cycles>
    <meta:generator>LibreOffice/4.2.4.2$Linux_x86 LibreOffice_project/420m0$Build-2</meta:generator>
    <meta:document-statistic meta:table-count="1" meta:cell-count="792" meta:object-count="0"/>
  </office:meta>
</office:document-meta>
</file>